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0f7b0" officeooo:paragraph-rsid="0010f7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ance of Dispersion for Shoaling Waves</text:p>
      <text:p text:style-name="P1"/>
      <text:p text:style-name="P1">Flooding has been responsible for some of the deadliest natural disasters in human history because,our densest areas of population occur along rivers and/or close to the coast. The worst of these in living memory was the 2004 Indian Ocean tsunami, which sparked much of the current research we do into inundation at the ANU via the ANUGA software,which was developed in collaboration with Geoscience Australia. The interaction of waves with bathymetry and particularly the shoaling of waves plays a central role in modelling the inundation caused by a tsunami. Current industrial models for tsunami inundation such as ANUGA utilize the non-dispersive shallow water wave equations. Current research into tsunami inundation includes building numerical models based on dispersive equations, such as the Serre equations. Dispersive equations allow waves of different frequencies to travel at different speeds thereby capturing</text:p>
      <text:p text:style-name="P1">more fluid behaviour. They are theoretically a better choice as the basis for inundation models. However, these methods are computationally expensive and the detailed behaviour is not always significant. When the water depth is large compared to the wave height, the propagation of a wave is not strongly</text:p>
      <text:p text:style-name="P1">influenced by different frequency speeds associated with dispersion waves. In this case the numerical results for the non-dispersive and dispersive equations are similar. The behaviour of the waves in deep water is well understood, this is not the case for the behaviour of waves in the nearshore. We investigate these waves by numerically modelling experimental data of the propagation of waves over a submerged trapezoidal bar using both the non-dispersive </text:p>
      <text:p text:style-name="P1">shallow water wave equations and the dispersive Serre equations. Comparing the results from these simulations provides an opportunity to assess the importance of dispersion for the propagation of waves over a submerged bar and shoaling waves on a linear beach.</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30T15:31:20.781549418</dc:date>
    <meta:editing-duration>PT1M9S</meta:editing-duration>
    <meta:editing-cycles>1</meta:editing-cycles>
    <meta:document-statistic meta:table-count="0" meta:image-count="0" meta:object-count="0" meta:page-count="1" meta:paragraph-count="6" meta:word-count="301" meta:character-count="1989" meta:non-whitespace-character-count="1691"/>
    <meta:generator>LibreOffice/5.1.6.2$Linux_X86_64 LibreOffice_project/10m0$Build-2</meta:generator>
  </office:meta>
</office:document-meta>
</file>